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1.50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Datasheet</text:p>
          </table:table-cell>
          <table:table-cell table:style-name="Default" office:value-type="string" calcext:value-type="string">
            <text:p><text:s/>Note</text:p>
          </table:table-cell>
          <table:table-cell table:style-name="Default" office:value-type="string" calcext:value-type="string">
            <text:p><text:s/>Spice_Netlist_Enabled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apacitors_ThroughHole:Capacitor7x2.5RM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amp:47u_NP</text:p>
          </table:table-cell>
          <table:table-cell/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ThroughHole:Capacitor7x2.5RM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amp:47u_NP</text:p>
          </table:table-cell>
          <table:table-cell/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amp:Kemet_4.7u_Polyester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amp:220u_NP</text:p>
          </table:table-cell>
          <table:table-cell/>
          <table:table-cell office:value-type="string" calcext:value-type="string">
            <text:p>N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s_ThroughHole:Capacitor7x2.5RM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hroughHole:Capacitor5x11RM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ThroughHole:Capacitor7x2.5RM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apacitors_ThroughHole:Capacitor10x25RM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ThroughHole:Capacitor7x2.5RM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apacitors_ThroughHole:Capacitor10x25RM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Z8_2</text:p>
          </table:table-cell>
          <table:table-cell office:value-type="string" calcext:value-type="string">
            <text:p>Diodes_ThroughHole:Diode_DO-41_SOD81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s_ThroughHole:Diode_DO-41_SOD81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s_ThroughHole:Diode_DO-41_SOD81_Horizontal_RM10</text:p>
          </table:table-cell>
          <table:table-cell/>
          <table:table-cell office:value-type="string" calcext:value-type="string">
            <text:p>5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s_ThroughHole:Diode_DO-41_SOD81_Horizontal_RM10</text:p>
          </table:table-cell>
          <table:table-cell/>
          <table:table-cell office:value-type="string" calcext:value-type="string">
            <text:p>5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s_ThroughHole:Diode_DO-41_SOD81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s_ThroughHole:Diode_DO-41_SOD81_Horizontal_RM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amp:Inductor_AirCore_2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amp:Terminal_Block_2_5m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amp:Terminal_Block_3_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amp:Terminal_Block_2_2.5m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amp:Screw_Termin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5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JE243C</text:p>
          </table:table-cell>
          <table:table-cell office:value-type="string" calcext:value-type="string">
            <text:p>Transistors_TO-220:TO-220_Neutral123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MJE253C</text:p>
          </table:table-cell>
          <table:table-cell office:value-type="string" calcext:value-type="string">
            <text:p>Transistors_TO-220:TO-220_Neutral123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MJL21194C</text:p>
          </table:table-cell>
          <table:table-cell office:value-type="string" calcext:value-type="string">
            <text:p>Transistors_TO-247:TO-247_Vertical_Neutral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MJL21193C</text:p>
          </table:table-cell>
          <table:table-cell office:value-type="string" calcext:value-type="string">
            <text:p>Transistors_TO-247:TO-247_Vertical_Neutral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BC55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55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C55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C55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BC55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Housings_TO-92:TO-92-Free-inline-narrow-o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4.7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Resistors_ThroughHole:Resistor_Horizontal_RM20mm</text:p>
          </table:table-cell>
          <table:table-cell/>
          <table:table-cell office:value-type="string" calcext:value-type="string">
            <text:p>2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Resistors_ThroughHole:Resistor_Horizontal_RM20mm</text:p>
          </table:table-cell>
          <table:table-cell/>
          <table:table-cell office:value-type="string" calcext:value-type="string">
            <text:p>2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ThroughHole:Resistor_Horizontal_RM15mm</text:p>
          </table:table-cell>
          <table:table-cell/>
          <table:table-cell office:value-type="string" calcext:value-type="string">
            <text:p>4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ThroughHole:Resistor_Horizontal_RM15mm</text:p>
          </table:table-cell>
          <table:table-cell/>
          <table:table-cell office:value-type="string" calcext:value-type="string">
            <text:p>4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ThroughHole:Resistor_Horizontal_RM1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K1</text:p>
          </table:table-cell>
          <table:table-cell office:value-type="string" calcext:value-type="string">
            <text:p>RELAY_SPDT</text:p>
          </table:table-cell>
          <table:table-cell office:value-type="string" calcext:value-type="string">
            <text:p>amp:Omron_G2R_SPDT</text:p>
          </table:table-cell>
          <table:table-cell/>
          <table:table-cell office:value-type="string" calcext:value-type="string">
            <text:p>Omron G2R-1 24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RV1</text:p>
          </table:table-cell>
          <table:table-cell office:value-type="string" calcext:value-type="string">
            <text:p>POT_1K</text:p>
          </table:table-cell>
          <table:table-cell office:value-type="string" calcext:value-type="string">
            <text:p>Potentiometers:Potentiometer_Bourns_3296W_3-8Zoll_Inline_ScrewUp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Ark1.A1:Ark1.F8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2T11:27:06.545797242</dc:date>
    <meta:generator>LibreOffice/4.2.6.3$Linux_X86_64 LibreOffice_project/420m0$Build-3</meta:generator>
    <meta:editing-duration>PT4M25S</meta:editing-duration>
    <meta:editing-cycles>2</meta:editing-cycles>
    <meta:document-statistic meta:table-count="1" meta:cell-count="260" meta:object-count="0"/>
  </office:meta>
</office:document-meta>
</file>